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716" officeooo:paragraph-rsid="001f1716"/>
    </style:style>
    <style:style style:name="P2" style:family="paragraph" style:parent-style-name="Standard">
      <style:text-properties fo:font-weight="bold" officeooo:rsid="001f1716" officeooo:paragraph-rsid="001f1716" style:font-weight-asian="bold" style:font-weight-complex="bold"/>
    </style:style>
    <style:style style:name="P3" style:family="paragraph" style:parent-style-name="Standard">
      <style:text-properties officeooo:rsid="00201730" officeooo:paragraph-rsid="00201730"/>
    </style:style>
    <style:style style:name="P4" style:family="paragraph" style:parent-style-name="Standard">
      <style:text-properties officeooo:rsid="0021b5db" officeooo:paragraph-rsid="0021b5db"/>
    </style:style>
    <style:style style:name="P5" style:family="paragraph" style:parent-style-name="Standard">
      <style:text-properties officeooo:rsid="002267ad" officeooo:paragraph-rsid="002267ad"/>
    </style:style>
    <style:style style:name="P6" style:family="paragraph" style:parent-style-name="Standard">
      <style:text-properties officeooo:rsid="0025ea0e" officeooo:paragraph-rsid="0025ea0e"/>
    </style:style>
    <style:style style:name="T1" style:family="text">
      <style:text-properties officeooo:rsid="00201730"/>
    </style:style>
    <style:style style:name="T2" style:family="text">
      <style:text-properties officeooo:rsid="00243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 Baden Besprechung - <text:span text:style-name="T1">Informatikdienst</text:span></text:p>
      <text:p text:style-name="P1"/>
      <text:p text:style-name="P1">Fragen: <text:line-break/>Arbeitszeiten?</text:p>
      <text:p text:style-name="P1">Zugänge</text:p>
      <text:p text:style-name="P1">Krank sein</text:p>
      <text:p text:style-name="P1"/>
      <text:p text:style-name="P1"/>
      <text:p text:style-name="P3">Stachl 1.Dez weg</text:p>
      <text:p text:style-name="P3"/>
      <text:p text:style-name="P3">Leitung Johannes Trimmel</text:p>
      <text:p text:style-name="P3"/>
      <text:p text:style-name="P3">Linux Bereich Trimmel + Ich</text:p>
      <text:p text:style-name="P3"/>
      <text:p text:style-name="P3">in 2 Wochen Treffen zu viert</text:p>
      <text:p text:style-name="P3"/>
      <text:p text:style-name="P4">O365 Account Email, evtl. 2x </text:p>
      <text:p text:style-name="P4"/>
      <text:p text:style-name="P5">Opencast – <text:span text:style-name="T2">Tracking machen wie(?)</text:span></text:p>
      <text:p text:style-name="P5"/>
      <text:p text:style-name="P6">Inventarsystem (SAP Anbindung)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9-03T09:08:25.142000000</meta:creation-date>
    <dc:date>2021-09-03T11:16:49.125000000</dc:date>
    <dc:creator>Stefan Hagmann</dc:creator>
    <meta:editing-duration>PT5M37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1" meta:word-count="39" meta:character-count="266" meta:non-whitespace-character-count="235"/>
  </office:meta>
</office:document-meta>
</file>